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Google Sans" svg:font-family="'Google Sans', arial, sans-serif"/>
    <style:font-face style:name="Source Sans Pro" svg:font-family="'Source Sans Pro', sans-serif"/>
    <style:font-face style:name="YouTube Sans" svg:font-family="'YouTube Sans', Roboto, sans-serif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Berlin Sans FB" svg:font-family="'Berlin Sans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sans-serif" style:font-name-asian="sans-serif" style:font-name-complex="sans-serif"/>
    </style:style>
    <style:style style:name="P2" style:family="paragraph" style:parent-style-name="Text_20_body">
      <style:text-properties fo:font-variant="normal" fo:text-transform="none" fo:color="#3f51b5" loext:opacity="100%" style:font-name="Source Sans Pro" fo:font-size="11pt" fo:letter-spacing="normal" fo:font-style="normal" fo:font-weight="normal" officeooo:rsid="05956a36" officeooo:paragraph-rsid="059faec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Text_20_body">
      <style:text-properties fo:font-variant="normal" fo:text-transform="none" fo:color="#3f51b5" loext:opacity="100%" style:font-name="Source Sans Pro" fo:font-size="11pt" fo:letter-spacing="normal" fo:font-style="normal" fo:font-weight="normal" officeooo:rsid="05a54ccd" officeooo:paragraph-rsid="05a54cc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ext_20_body">
      <style:text-properties fo:font-variant="normal" fo:text-transform="none" fo:color="#3f51b5" loext:opacity="100%" style:font-name="Source Sans Pro" fo:font-size="11pt" fo:letter-spacing="normal" fo:font-style="normal" fo:font-weight="normal" officeooo:rsid="05a5c148" officeooo:paragraph-rsid="05a5c14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ext_20_body">
      <style:text-properties fo:font-variant="normal" fo:text-transform="none" fo:color="#3f51b5" loext:opacity="100%" style:font-name="Source Sans Pro" fo:font-size="11pt" fo:letter-spacing="normal" fo:font-style="normal" fo:font-weight="normal" officeooo:rsid="05ab065e" officeooo:paragraph-rsid="05ab065e" fo:background-color="#fff59d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>
      <style:text-properties fo:font-variant="normal" fo:text-transform="none" fo:color="#c9211e" loext:opacity="100%" style:font-name="Source Sans Pro" fo:font-size="11pt" fo:letter-spacing="normal" fo:font-style="normal" fo:font-weight="normal" officeooo:rsid="05a5c148" officeooo:paragraph-rsid="05a5c14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ext_20_body">
      <style:text-properties fo:font-variant="normal" fo:text-transform="none" fo:color="#c9211e" loext:opacity="100%" style:font-name="Source Sans Pro" fo:font-size="11pt" fo:letter-spacing="normal" fo:font-style="normal" fo:font-weight="bold" officeooo:rsid="05a5c148" officeooo:paragraph-rsid="05a5c148" fo:background-color="#18ffff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Text_20_body">
      <style:text-properties fo:font-variant="normal" fo:text-transform="none" fo:color="#ff4081" loext:opacity="100%" style:font-name="Source Sans Pro" fo:font-size="11pt" fo:letter-spacing="normal" fo:font-style="normal" fo:font-weight="normal" officeooo:rsid="05adef85" officeooo:paragraph-rsid="05adef85" fo:background-color="#fff59d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text-properties fo:font-variant="normal" fo:text-transform="none" fo:color="#ff4081" loext:opacity="100%" style:font-name="Source Sans Pro" fo:font-size="11pt" fo:letter-spacing="normal" fo:font-style="normal" fo:font-weight="normal" officeooo:rsid="05afe671" officeooo:paragraph-rsid="05afe671" fo:background-color="#fff59d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text-properties fo:font-variant="normal" fo:text-transform="none" fo:color="#ff4081" loext:opacity="100%" style:font-name="Source Sans Pro" fo:font-size="11pt" fo:letter-spacing="normal" fo:font-style="normal" fo:font-weight="bold" officeooo:rsid="05ab065e" officeooo:paragraph-rsid="05ab065e" fo:background-color="#fff59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Text_20_body">
      <style:text-properties fo:font-variant="normal" fo:text-transform="none" fo:color="#ff4081" loext:opacity="100%" style:font-name="Source Sans Pro" fo:font-size="11pt" fo:letter-spacing="normal" fo:font-style="normal" fo:font-weight="bold" officeooo:rsid="05ac8a64" officeooo:paragraph-rsid="05ac8a64" fo:background-color="#fff59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Text_20_body">
      <style:text-properties fo:font-variant="normal" fo:text-transform="none" fo:color="#ff4081" loext:opacity="100%" style:font-name="Source Sans Pro" fo:font-size="11pt" fo:letter-spacing="normal" fo:font-style="normal" fo:font-weight="bold" officeooo:rsid="05adef85" officeooo:paragraph-rsid="05adef85" fo:background-color="#fff59d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Text_20_body">
      <style:text-properties fo:font-variant="normal" fo:text-transform="none" fo:color="#ff4081" loext:opacity="100%" style:font-name="Source Sans Pro" fo:font-size="11pt" fo:letter-spacing="normal" fo:font-style="normal" fo:font-weight="bold" officeooo:rsid="05b661b9" officeooo:paragraph-rsid="05b661b9" fo:background-color="#fff59d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Text_20_body">
      <style:text-properties fo:color="#c9211e" loext:opacity="100%" fo:font-size="10.5pt" officeooo:paragraph-rsid="05b661b9" style:font-size-asian="10.5pt" style:font-size-complex="10.5pt"/>
    </style:style>
    <style:style style:name="P15" style:family="paragraph" style:parent-style-name="Text_20_body">
      <style:text-properties fo:color="#c9211e" loext:opacity="100%" fo:font-size="10.5pt" officeooo:rsid="05bac3f3" officeooo:paragraph-rsid="05bac3f3" style:font-size-asian="10.5pt" style:font-size-complex="10.5pt"/>
    </style:style>
    <style:style style:name="P16" style:family="paragraph" style:parent-style-name="Text_20_body">
      <style:text-properties fo:color="#c9211e" loext:opacity="100%" fo:font-size="10.5pt" officeooo:rsid="05bac3f3" officeooo:paragraph-rsid="05bac3f3" fo:background-color="#18ffff" style:font-size-asian="10.5pt" style:font-size-complex="10.5pt"/>
    </style:style>
    <style:style style:name="P17" style:family="paragraph" style:parent-style-name="Text_20_body">
      <style:text-properties fo:color="#f44336" loext:opacity="100%" fo:font-size="10.5pt" fo:font-weight="normal" officeooo:rsid="05c06b45" officeooo:paragraph-rsid="05c06b45" fo:background-color="transparent" style:font-size-asian="10.5pt" style:font-weight-asian="normal" style:font-size-complex="10.5pt" style:font-weight-complex="normal"/>
    </style:style>
    <style:style style:name="P18" style:family="paragraph" style:parent-style-name="Text_20_body">
      <style:text-properties fo:color="#f44336" loext:opacity="100%" fo:font-size="10.5pt" fo:font-weight="normal" officeooo:rsid="05c43b27" officeooo:paragraph-rsid="05c43b27" fo:background-color="transparent" style:font-size-asian="10.5pt" style:font-weight-asian="normal" style:font-size-complex="10.5pt" style:font-weight-complex="normal"/>
    </style:style>
    <style:style style:name="P19" style:family="paragraph" style:parent-style-name="Text_20_body">
      <style:text-properties fo:color="#f44336" loext:opacity="100%" fo:font-size="10.5pt" fo:font-weight="normal" officeooo:paragraph-rsid="05c5cc3c" fo:background-color="transparent"/>
    </style:style>
    <style:style style:name="P20" style:family="paragraph" style:parent-style-name="Text_20_body">
      <style:text-properties fo:color="#f44336" loext:opacity="100%" style:font-name="Consolas" fo:font-size="10.5pt" fo:font-weight="normal" officeooo:rsid="05c5cc3c" officeooo:paragraph-rsid="05c5cc3c" fo:background-color="transparent"/>
    </style:style>
    <style:style style:name="P21" style:family="paragraph" style:parent-style-name="Text_20_body">
      <style:text-properties fo:color="#f44336" loext:opacity="100%" style:font-name="Consolas" fo:font-size="10.5pt" fo:font-weight="normal" officeooo:rsid="05cebb06" officeooo:paragraph-rsid="05cebb06" fo:background-color="transparent"/>
    </style:style>
    <style:style style:name="P22" style:family="paragraph" style:parent-style-name="Text_20_body">
      <style:text-properties fo:color="#3f51b5" loext:opacity="100%" style:font-name="Consolas" fo:font-size="10.5pt" fo:font-weight="normal" officeooo:rsid="05c64866" officeooo:paragraph-rsid="05c64866" fo:background-color="transparent"/>
    </style:style>
    <style:style style:name="P23" style:family="paragraph" style:parent-style-name="Text_20_body">
      <style:text-properties fo:color="#ff4081" loext:opacity="100%" fo:font-size="10.5pt" fo:font-weight="bold" officeooo:rsid="05c06b45" officeooo:paragraph-rsid="05c06b45" fo:background-color="#b2ff59" style:font-size-asian="10.5pt" style:font-weight-asian="bold" style:font-size-complex="10.5pt" style:font-weight-complex="bold"/>
    </style:style>
    <style:style style:name="P24" style:family="paragraph" style:parent-style-name="Text_20_body">
      <style:text-properties fo:color="#ff4081" loext:opacity="100%" fo:font-size="10.5pt" officeooo:rsid="05bac3f3" officeooo:paragraph-rsid="05bac3f3" fo:background-color="#b2ff59" style:font-size-asian="10.5pt" style:font-size-complex="10.5pt"/>
    </style:style>
    <style:style style:name="P25" style:family="paragraph" style:parent-style-name="Text_20_body">
      <style:text-properties fo:color="#ff4081" loext:opacity="100%" style:font-name="YouTube Sans" fo:font-size="10.5pt" fo:font-weight="bold" officeooo:rsid="05e058ed" officeooo:paragraph-rsid="05f11ce2" fo:background-color="transparent"/>
    </style:style>
    <style:style style:name="P26" style:family="paragraph" style:parent-style-name="Text_20_body">
      <style:text-properties fo:color="#b71c1c" loext:opacity="100%" style:font-name="YouTube Sans" fo:font-size="10.5pt" fo:font-weight="bold" officeooo:rsid="05e058ed" officeooo:paragraph-rsid="05f11ce2" fo:background-color="transparent"/>
    </style:style>
    <style:style style:name="P27" style:family="paragraph" style:parent-style-name="Text_20_body">
      <style:paragraph-properties fo:margin-left="0.318cm" fo:margin-right="0.318cm" fo:text-indent="0cm" style:auto-text-indent="false"/>
    </style:style>
    <style:style style:name="P28" style:family="paragraph" style:parent-style-name="Text_20_body">
      <style:paragraph-properties fo:margin-left="0.159cm" fo:margin-right="0.159cm" fo:margin-top="0cm" fo:margin-bottom="0cm" style:contextual-spacing="false" style:line-height-at-least="0.847cm" fo:text-align="start" style:justify-single-word="false" fo:text-indent="0cm" style:auto-text-indent="false"/>
      <style:text-properties fo:color="#ffffff" loext:opacity="100%" fo:font-size="10.5pt" fo:font-weight="bold" loext:padding="0cm" loext:border="none"/>
    </style:style>
    <style:style style:name="P29" style:family="paragraph" style:parent-style-name="Standard">
      <style:text-properties fo:color="#c9211e" loext:opacity="100%" style:font-name="Berlin Sans FB" fo:font-size="11pt" fo:font-style="normal" fo:font-weight="normal" officeooo:rsid="05956a36" officeooo:paragraph-rsid="05956a3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fo:color="#c9211e" loext:opacity="100%" style:font-name="Berlin Sans FB" fo:font-size="11pt" fo:font-style="normal" fo:font-weight="normal" officeooo:rsid="05956a36" officeooo:paragraph-rsid="05987c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fo:color="#c9211e" loext:opacity="100%" style:font-name="Berlin Sans FB" fo:font-size="11pt" fo:font-style="normal" fo:font-weight="normal" officeooo:rsid="05956a36" officeooo:paragraph-rsid="0598c3a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fo:color="#c9211e" loext:opacity="100%" style:font-name="Berlin Sans FB" fo:font-size="11pt" fo:font-style="normal" fo:font-weight="normal" officeooo:rsid="05956a36" officeooo:paragraph-rsid="059faec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fo:font-variant="normal" fo:text-transform="none" fo:color="#cccccc" loext:opacity="100%" style:font-name="Consolas" fo:font-size="10.5pt" fo:letter-spacing="normal" fo:font-style="normal" fo:font-weight="normal" officeooo:rsid="05adef85" officeooo:paragraph-rsid="05adef85" fo:background-color="#1f1f1f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Standard">
      <style:text-properties fo:font-variant="normal" fo:text-transform="none" fo:color="#3f51b5" loext:opacity="100%" style:font-name="Berlin Sans FB" fo:font-size="10.5pt" fo:letter-spacing="normal" fo:font-style="normal" fo:font-weight="normal" officeooo:rsid="05956a36" officeooo:paragraph-rsid="05965f1c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5" style:family="paragraph" style:parent-style-name="Standard">
      <style:text-properties fo:font-variant="normal" fo:text-transform="none" fo:color="#3f51b5" loext:opacity="100%" style:font-name="Berlin Sans FB" fo:font-size="11pt" fo:letter-spacing="normal" fo:font-style="normal" fo:font-weight="normal" officeooo:rsid="05956a36" officeooo:paragraph-rsid="05987c0b" fo:background-color="#fff176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fo:font-variant="normal" fo:text-transform="none" fo:color="#3f51b5" loext:opacity="100%" style:font-name="Berlin Sans FB" fo:font-size="11pt" fo:letter-spacing="normal" fo:font-style="normal" fo:font-weight="normal" officeooo:rsid="05956a36" officeooo:paragraph-rsid="059faecd" fo:background-color="#fff176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fo:font-variant="normal" fo:text-transform="none" fo:color="#202124" loext:opacity="100%" style:font-name="Google Sans" fo:font-size="10.5pt" fo:letter-spacing="normal" fo:font-style="normal" fo:font-weight="normal" officeooo:rsid="05956a36" officeooo:paragraph-rsid="05987c0b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8" style:family="paragraph" style:parent-style-name="Standard">
      <style:text-properties fo:color="#000000" loext:opacity="100%" style:font-name="Berlin Sans FB" fo:font-size="11pt" fo:font-style="normal" fo:font-weight="normal" officeooo:rsid="05956a36" officeooo:paragraph-rsid="05956a3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fo:color="#000000" loext:opacity="100%" style:font-name="Consolas" fo:font-size="10.5pt" fo:font-weight="normal" officeooo:rsid="05dde331" officeooo:paragraph-rsid="05dde331" fo:background-color="transparent"/>
    </style:style>
    <style:style style:name="P40" style:family="paragraph" style:parent-style-name="Standard">
      <style:text-properties fo:color="#000000" loext:opacity="100%" style:font-name="Consolas" fo:font-size="10.5pt" fo:font-weight="normal" officeooo:rsid="05e058ed" officeooo:paragraph-rsid="05e058ed" fo:background-color="transparent"/>
    </style:style>
    <style:style style:name="P41" style:family="paragraph" style:parent-style-name="Standard">
      <style:text-properties fo:color="#000000" loext:opacity="100%" style:font-name="Consolas" fo:font-size="10.5pt" fo:font-weight="normal" officeooo:rsid="05f70ea7" officeooo:paragraph-rsid="05f70ea7" fo:background-color="transparent"/>
    </style:style>
    <style:style style:name="P42" style:family="paragraph" style:parent-style-name="Standard">
      <style:text-properties fo:color="#000000" loext:opacity="100%" style:font-name="Consolas" fo:font-size="10.5pt" fo:font-weight="normal" officeooo:rsid="05f77a2d" officeooo:paragraph-rsid="05f77a2d" fo:background-color="transparent"/>
    </style:style>
    <style:style style:name="P43" style:family="paragraph" style:parent-style-name="Standard">
      <style:text-properties fo:color="#000000" loext:opacity="100%" style:font-name="Consolas" fo:font-size="10.5pt" fo:font-weight="normal" officeooo:rsid="05f9ab2b" officeooo:paragraph-rsid="05f9ab2b" fo:background-color="transparent"/>
    </style:style>
    <style:style style:name="P44" style:family="paragraph" style:parent-style-name="Standard">
      <style:text-properties fo:color="#000000" loext:opacity="100%" style:font-name="Consolas" fo:font-size="10.5pt" fo:font-weight="normal" officeooo:rsid="05e5ef78" officeooo:paragraph-rsid="05e5ef78" fo:background-color="#f48fb1"/>
    </style:style>
    <style:style style:name="P45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5b2e4e9" officeooo:paragraph-rsid="05b2e4e9" fo:background-color="#1f1f1f"/>
    </style:style>
    <style:style style:name="P46" style:family="paragraph" style:parent-style-name="Standard">
      <style:text-properties fo:color="#cccccc" loext:opacity="100%" style:font-name="Consolas" fo:font-size="10.5pt" fo:font-weight="normal" officeooo:rsid="05c5cc3c" officeooo:paragraph-rsid="05c64866" fo:background-color="#1f1f1f"/>
    </style:style>
    <style:style style:name="P47" style:family="paragraph" style:parent-style-name="Standard">
      <style:text-properties fo:color="#cccccc" loext:opacity="100%" style:font-name="Consolas" fo:font-size="10.5pt" fo:font-weight="normal" officeooo:rsid="05cfee62" officeooo:paragraph-rsid="05cfee62" fo:background-color="#1f1f1f"/>
    </style:style>
    <style:style style:name="P48" style:family="paragraph" style:parent-style-name="Standard">
      <style:text-properties fo:color="#cccccc" loext:opacity="100%" style:font-name="Consolas" fo:font-size="10.5pt" fo:font-weight="normal" officeooo:paragraph-rsid="05d4ea99" fo:background-color="#1f1f1f"/>
    </style:style>
    <style:style style:name="P49" style:family="paragraph" style:parent-style-name="Standard">
      <style:text-properties fo:color="#cccccc" loext:opacity="100%" style:font-name="Consolas" fo:font-size="10.5pt" fo:font-weight="normal" officeooo:rsid="05c87958" officeooo:paragraph-rsid="05c87958" fo:background-color="#000000"/>
    </style:style>
    <style:style style:name="P50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51" style:family="paragraph" style:parent-style-name="Standard">
      <style:paragraph-properties style:line-height-at-least="0.503cm"/>
      <style:text-properties fo:color="#cccccc" loext:opacity="100%" officeooo:rsid="05b11c0c" officeooo:paragraph-rsid="05b11c0c" fo:background-color="#1f1f1f"/>
    </style:style>
    <style:style style:name="P52" style:family="paragraph" style:parent-style-name="Standard">
      <style:paragraph-properties style:line-height-at-least="0.503cm"/>
      <style:text-properties fo:color="#d4d4d4" loext:opacity="100%" style:font-name="Consolas" fo:font-size="10.5pt" fo:font-weight="normal" officeooo:rsid="05b11c0c" officeooo:paragraph-rsid="05b11c0c" fo:background-color="#1f1f1f"/>
    </style:style>
    <style:style style:name="P53" style:family="paragraph" style:parent-style-name="Standard">
      <style:text-properties fo:color="#d4d4d4" loext:opacity="100%" style:font-name="Consolas" fo:font-size="10.5pt" fo:font-weight="normal" officeooo:rsid="05d4ea99" officeooo:paragraph-rsid="05d4ea99" fo:background-color="transparent"/>
    </style:style>
    <style:style style:name="P54" style:family="paragraph" style:parent-style-name="Standard">
      <style:paragraph-properties style:line-height-at-least="0.503cm"/>
      <style:text-properties fo:color="#3f51b5" loext:opacity="100%" style:font-name="Consolas" fo:font-size="10.5pt" fo:font-weight="normal" officeooo:rsid="05b2e4e9" officeooo:paragraph-rsid="05b2e4e9" fo:background-color="transparent"/>
    </style:style>
    <style:style style:name="P55" style:family="paragraph" style:parent-style-name="Standard">
      <style:text-properties fo:color="#3f51b5" loext:opacity="100%" style:font-name="Consolas" fo:font-size="10.5pt" fo:font-weight="normal" officeooo:rsid="05df6b26" officeooo:paragraph-rsid="05df6b26" fo:background-color="transparent"/>
    </style:style>
    <style:style style:name="P56" style:family="paragraph" style:parent-style-name="Standard">
      <style:text-properties fo:color="#3f51b5" loext:opacity="100%" style:font-name="Consolas" fo:font-size="10.5pt" fo:font-weight="normal" officeooo:rsid="05e02585" officeooo:paragraph-rsid="05e02585" fo:background-color="transparent"/>
    </style:style>
    <style:style style:name="P57" style:family="paragraph" style:parent-style-name="Standard">
      <style:text-properties fo:color="#3f51b5" loext:opacity="100%" style:font-name="Consolas" fo:font-size="10.5pt" fo:font-weight="normal" officeooo:rsid="05e02585" officeooo:paragraph-rsid="05e363a6" fo:background-color="transparent"/>
    </style:style>
    <style:style style:name="P58" style:family="paragraph" style:parent-style-name="Standard">
      <style:text-properties fo:color="#3f51b5" loext:opacity="100%" style:font-name="Consolas" fo:font-size="10.5pt" fo:font-weight="normal" officeooo:paragraph-rsid="05e058ed" fo:background-color="transparent"/>
    </style:style>
    <style:style style:name="P59" style:family="paragraph" style:parent-style-name="Standard">
      <style:text-properties fo:color="#3f51b5" loext:opacity="100%" style:font-name="Consolas" fo:font-size="10.5pt" fo:font-weight="normal" officeooo:rsid="05e10f06" officeooo:paragraph-rsid="05e10f06" fo:background-color="transparent"/>
    </style:style>
    <style:style style:name="P60" style:family="paragraph" style:parent-style-name="Standard">
      <style:text-properties fo:color="#3f51b5" loext:opacity="100%" style:font-name="Consolas" fo:font-size="10.5pt" fo:font-weight="normal" officeooo:rsid="05e363a6" officeooo:paragraph-rsid="05e363a6" fo:background-color="transparent"/>
    </style:style>
    <style:style style:name="P61" style:family="paragraph" style:parent-style-name="Standard">
      <style:text-properties fo:color="#3f51b5" loext:opacity="100%" style:font-name="Consolas" fo:font-size="10.5pt" fo:font-weight="normal" officeooo:rsid="05c87958" officeooo:paragraph-rsid="05c87958" fo:background-color="transparent"/>
    </style:style>
    <style:style style:name="P62" style:family="paragraph" style:parent-style-name="Standard">
      <style:text-properties fo:color="#3f51b5" loext:opacity="100%" style:font-name="Consolas" fo:font-size="10.5pt" fo:font-weight="normal" officeooo:rsid="05cfee62" officeooo:paragraph-rsid="05cfee62" fo:background-color="transparent"/>
    </style:style>
    <style:style style:name="P63" style:family="paragraph" style:parent-style-name="Standard">
      <style:text-properties fo:color="#3f51b5" loext:opacity="100%" style:font-name="Consolas" fo:font-size="10.5pt" fo:font-weight="normal" officeooo:rsid="05d0d881" officeooo:paragraph-rsid="05cfee62" fo:background-color="transparent"/>
    </style:style>
    <style:style style:name="P64" style:family="paragraph" style:parent-style-name="Standard">
      <style:text-properties fo:color="#3f51b5" loext:opacity="100%" style:font-name="Consolas" fo:font-size="10.5pt" fo:font-weight="normal" officeooo:paragraph-rsid="05e363a6" fo:background-color="transparent"/>
    </style:style>
    <style:style style:name="P65" style:family="paragraph" style:parent-style-name="Standard">
      <style:text-properties fo:color="#3f51b5" loext:opacity="100%" style:font-name="Consolas" fo:font-size="10.5pt" fo:font-weight="normal" officeooo:rsid="05e6268c" officeooo:paragraph-rsid="05e6268c" fo:background-color="transparent"/>
    </style:style>
    <style:style style:name="P66" style:family="paragraph" style:parent-style-name="Standard">
      <style:text-properties fo:color="#3f51b5" loext:opacity="100%" style:font-name="Consolas" fo:font-size="10.5pt" fo:font-weight="normal" officeooo:rsid="05e8e37a" officeooo:paragraph-rsid="05e8e37a" fo:background-color="transparent"/>
    </style:style>
    <style:style style:name="P67" style:family="paragraph" style:parent-style-name="Standard">
      <style:text-properties fo:color="#3f51b5" loext:opacity="100%" style:font-name="Consolas" fo:font-size="10.5pt" fo:font-weight="normal" officeooo:rsid="05fa49f4" officeooo:paragraph-rsid="05fa49f4" fo:background-color="transparent"/>
    </style:style>
    <style:style style:name="P68" style:family="paragraph" style:parent-style-name="Standard">
      <style:text-properties fo:color="#3f51b5" loext:opacity="100%" style:font-name="Consolas" fo:font-size="10.5pt" fo:font-weight="normal" officeooo:rsid="05fb1ee1" officeooo:paragraph-rsid="05fb1ee1" fo:background-color="transparent"/>
    </style:style>
    <style:style style:name="P69" style:family="paragraph" style:parent-style-name="Standard">
      <style:text-properties fo:color="#3f51b5" loext:opacity="100%" style:font-name="Consolas" fo:font-size="10.5pt" fo:font-weight="normal" officeooo:rsid="05fc445c" officeooo:paragraph-rsid="05fc445c" fo:background-color="transparent"/>
    </style:style>
    <style:style style:name="P70" style:family="paragraph" style:parent-style-name="Standard">
      <style:text-properties fo:color="#3f51b5" loext:opacity="100%" style:font-name="Consolas" fo:font-size="10pt" fo:font-weight="normal" officeooo:rsid="0603d60f" officeooo:paragraph-rsid="0603d60f" fo:background-color="transparent" style:font-size-asian="10pt" style:font-size-complex="10pt"/>
    </style:style>
    <style:style style:name="P71" style:family="paragraph" style:parent-style-name="Standard">
      <style:text-properties fo:color="#3f51b5" loext:opacity="100%" style:font-name="Consolas" fo:font-size="10pt" fo:font-weight="normal" officeooo:rsid="060694f9" officeooo:paragraph-rsid="060694f9" fo:background-color="transparent" style:font-size-asian="10pt" style:font-size-complex="10pt"/>
    </style:style>
    <style:style style:name="P72" style:family="paragraph" style:parent-style-name="Standard">
      <style:text-properties fo:color="#3f51b5" loext:opacity="100%" style:font-name="Consolas" fo:font-size="10pt" fo:font-weight="normal" officeooo:rsid="06074d65" officeooo:paragraph-rsid="06074d65" fo:background-color="transparent" style:font-size-asian="10pt" style:font-size-complex="10pt"/>
    </style:style>
    <style:style style:name="P73" style:family="paragraph" style:parent-style-name="Standard">
      <style:text-properties fo:color="#f44336" loext:opacity="100%" style:font-name="Consolas" fo:font-size="10.5pt" fo:font-weight="normal" officeooo:rsid="05dac7eb" officeooo:paragraph-rsid="05dac7eb" fo:background-color="transparent"/>
    </style:style>
    <style:style style:name="P74" style:family="paragraph" style:parent-style-name="Standard">
      <style:text-properties fo:color="#f44336" loext:opacity="100%" style:font-name="Consolas" fo:font-size="10.5pt" fo:font-weight="normal" officeooo:rsid="05dde331" officeooo:paragraph-rsid="05dde331" fo:background-color="transparent"/>
    </style:style>
    <style:style style:name="P75" style:family="paragraph" style:parent-style-name="Standard">
      <style:text-properties fo:color="#f44336" loext:opacity="100%" style:font-name="Consolas" fo:font-size="10.5pt" fo:font-weight="normal" officeooo:rsid="05e8e37a" officeooo:paragraph-rsid="05e8e37a" fo:background-color="transparent"/>
    </style:style>
    <style:style style:name="P76" style:family="paragraph" style:parent-style-name="Standard">
      <style:text-properties fo:color="#f44336" loext:opacity="100%" style:font-name="Consolas" fo:font-size="10.5pt" fo:font-weight="normal" officeooo:rsid="05eaefa8" officeooo:paragraph-rsid="05eaefa8" fo:background-color="transparent"/>
    </style:style>
    <style:style style:name="P77" style:family="paragraph" style:parent-style-name="Standard">
      <style:text-properties fo:color="#ff4081" loext:opacity="100%" style:font-name="Consolas" fo:font-size="10.5pt" fo:font-weight="normal" officeooo:rsid="05e058ed" officeooo:paragraph-rsid="05e058ed" fo:background-color="transparent"/>
    </style:style>
    <style:style style:name="P78" style:family="paragraph" style:parent-style-name="Standard">
      <style:text-properties fo:color="#ff4081" loext:opacity="100%" style:font-name="Consolas" fo:font-size="10.5pt" fo:font-weight="normal" officeooo:rsid="05f55b45" officeooo:paragraph-rsid="05f55b45" fo:background-color="transparent"/>
    </style:style>
    <style:style style:name="P79" style:family="paragraph" style:parent-style-name="Standard">
      <style:paragraph-properties style:line-height-at-least="0.503cm" fo:break-before="page"/>
      <style:text-properties fo:color="#d4d4d4" loext:opacity="100%" style:font-name="Consolas" fo:font-size="10.5pt" fo:font-weight="normal" officeooo:rsid="05b2e4e9" officeooo:paragraph-rsid="05b2e4e9" fo:background-color="#1f1f1f"/>
    </style:style>
    <style:style style:name="P80" style:family="paragraph" style:parent-style-name="Standard">
      <style:paragraph-properties fo:break-before="page"/>
      <style:text-properties fo:color="#f44336" loext:opacity="100%" style:font-name="Consolas" fo:font-size="10.5pt" fo:font-weight="normal" officeooo:rsid="05eaefa8" officeooo:paragraph-rsid="05eaefa8" fo:background-color="transparent"/>
    </style:style>
    <style:style style:name="P81" style:family="paragraph" style:parent-style-name="Standard">
      <style:paragraph-properties fo:break-before="page"/>
      <style:text-properties fo:color="#3f51b5" loext:opacity="100%" style:font-name="Consolas" fo:font-size="10.5pt" fo:font-weight="normal" officeooo:rsid="0600df03" officeooo:paragraph-rsid="0600df03" fo:background-color="transparent"/>
    </style:style>
    <style:style style:name="P82" style:family="paragraph" style:parent-style-name="Text_20_body">
      <style:paragraph-properties fo:break-before="page"/>
      <style:text-properties fo:font-variant="normal" fo:text-transform="none" fo:color="#ff4081" loext:opacity="100%" style:font-name="Source Sans Pro" fo:font-size="11pt" fo:letter-spacing="normal" fo:font-style="normal" fo:font-weight="bold" officeooo:rsid="05b661b9" officeooo:paragraph-rsid="05b661b9" fo:background-color="#fff59d" style:font-size-asian="11pt" style:font-style-asian="normal" style:font-weight-asian="bold" style:font-size-complex="11pt" style:font-style-complex="normal" style:font-weight-complex="bold"/>
    </style:style>
    <style:style style:name="P83" style:family="paragraph" style:parent-style-name="Heading_20_1">
      <style:text-properties fo:color="#ff4081" loext:opacity="100%" style:font-name="YouTube Sans" fo:font-size="10.5pt" fo:font-weight="bold" officeooo:rsid="05e058ed" officeooo:paragraph-rsid="05e058ed" fo:background-color="transparent"/>
    </style:style>
    <style:style style:name="P84" style:family="paragraph" style:parent-style-name="Text_20_body">
      <style:text-properties fo:font-variant="normal" fo:text-transform="none" fo:color="#ff4081" loext:opacity="100%" style:font-name="Source Sans Pro" fo:font-size="11pt" fo:letter-spacing="normal" fo:font-style="normal" fo:font-weight="bold" officeooo:rsid="05b661b9" officeooo:paragraph-rsid="05b661b9" fo:background-color="transparent" style:font-size-asian="11pt" style:font-style-asian="normal" style:font-weight-asian="bold" style:font-size-complex="11pt" style:font-style-complex="normal" style:font-weight-complex="bold"/>
    </style:style>
    <style:style style:name="P85" style:family="paragraph" style:parent-style-name="Text_20_body">
      <style:text-properties fo:color="#b71c1c" loext:opacity="100%" style:font-name="YouTube Sans" fo:font-size="10.5pt" fo:font-weight="normal" officeooo:rsid="05f11ce2" officeooo:paragraph-rsid="05f11ce2" fo:background-color="transparent" style:font-weight-asian="normal" style:font-weight-complex="normal"/>
    </style:style>
    <style:style style:name="P86" style:family="paragraph" style:parent-style-name="Standard">
      <style:text-properties fo:color="#ff4081" loext:opacity="100%" style:font-name="Consolas" fo:font-size="10.5pt" fo:font-weight="normal" officeooo:rsid="05e5c96d" officeooo:paragraph-rsid="05e363a6" fo:background-color="transparent"/>
    </style:style>
    <style:style style:name="P87" style:family="paragraph" style:parent-style-name="Standard">
      <style:text-properties fo:color="#ff4081" loext:opacity="100%" style:font-name="Consolas" fo:font-size="10.5pt" fo:font-weight="normal" officeooo:rsid="05e8e37a" officeooo:paragraph-rsid="05e8e37a" fo:background-color="transparent"/>
    </style:style>
    <style:style style:name="P88" style:family="paragraph" style:parent-style-name="Standard">
      <style:text-properties fo:color="#3f51b5" loext:opacity="100%" style:font-name="Consolas" fo:font-size="8pt" fo:font-weight="normal" officeooo:rsid="0600df03" officeooo:paragraph-rsid="0600df03" fo:background-color="transparent" style:font-size-asian="8pt" style:font-size-complex="8pt"/>
    </style:style>
    <style:style style:name="P89" style:family="paragraph" style:parent-style-name="Standard">
      <style:text-properties fo:color="#3f51b5" loext:opacity="100%" style:font-name="Consolas" fo:font-size="10pt" fo:font-weight="normal" officeooo:rsid="06074d65" officeooo:paragraph-rsid="06074d65" fo:background-color="transparent" style:font-size-asian="10pt" style:font-size-complex="10pt"/>
    </style:style>
    <style:style style:name="P90" style:family="paragraph" style:parent-style-name="Standard">
      <style:text-properties fo:color="#3f51b5" loext:opacity="100%" style:font-name="Consolas" fo:font-size="10pt" fo:font-weight="normal" officeooo:rsid="060c12e6" officeooo:paragraph-rsid="060c12e6" fo:background-color="transparent" style:font-size-asian="10pt" style:font-size-complex="10pt"/>
    </style:style>
    <style:style style:name="P91" style:family="paragraph" style:parent-style-name="Standard">
      <style:text-properties fo:color="#3f51b5" loext:opacity="100%" style:font-name="Consolas" fo:font-size="10pt" fo:font-weight="normal" officeooo:rsid="060dfee0" officeooo:paragraph-rsid="060dfee0" fo:background-color="transparent" style:font-size-asian="8.75pt" style:font-size-complex="10pt"/>
    </style:style>
    <style:style style:name="P92" style:family="paragraph" style:parent-style-name="Standard">
      <style:text-properties fo:color="#3f51b5" loext:opacity="100%" style:font-name="Consolas" fo:font-size="10pt" fo:font-weight="normal" officeooo:rsid="060f4a51" officeooo:paragraph-rsid="060f4a51" fo:background-color="transparent" style:font-size-asian="8.75pt" style:font-size-complex="10pt"/>
    </style:style>
    <style:style style:name="P93" style:family="paragraph" style:parent-style-name="Standard">
      <style:text-properties fo:color="#000000" loext:opacity="100%" style:font-name="Consolas" fo:font-size="10pt" fo:font-weight="normal" officeooo:rsid="060c12e6" officeooo:paragraph-rsid="060c12e6" fo:background-color="transparent" style:font-size-asian="8.75pt" style:font-size-complex="10pt"/>
    </style:style>
    <style:style style:name="P94" style:family="paragraph" style:parent-style-name="Standard">
      <style:text-properties fo:color="#000000" loext:opacity="100%" style:font-name="Consolas" fo:font-size="10pt" fo:font-weight="normal" officeooo:rsid="060f4a51" officeooo:paragraph-rsid="060f4a51" fo:background-color="#f48fb1" style:font-size-asian="8.75pt" style:font-size-complex="10pt"/>
    </style:style>
    <style:style style:name="T1" style:family="text">
      <style:text-properties fo:color="#ce9178" loext:opacity="100%"/>
    </style:style>
    <style:style style:name="T2" style:family="text">
      <style:text-properties fo:color="#ce9178" loext:opacity="100%" style:font-name="Consolas" fo:font-size="10.5pt" fo:font-weight="normal"/>
    </style:style>
    <style:style style:name="T3" style:family="text">
      <style:text-properties fo:color="#ce9178" loext:opacity="100%" style:font-name="Consolas" fo:background-color="#1f1f1f" loext:char-shading-value="0"/>
    </style:style>
    <style:style style:name="T4" style:family="text">
      <style:text-properties fo:color="#ce9178" loext:opacity="100%" fo:background-color="#000000" loext:char-shading-value="0"/>
    </style:style>
    <style:style style:name="T5" style:family="text">
      <style:text-properties fo:color="#ce9178" loext:opacity="100%" officeooo:rsid="05d4ea99" fo:background-color="#000000" loext:char-shading-value="0"/>
    </style:style>
    <style:style style:name="T6" style:family="text">
      <style:text-properties fo:color="#9cdcfe" loext:opacity="100%"/>
    </style:style>
    <style:style style:name="T7" style:family="text">
      <style:text-properties fo:color="#9cdcfe" loext:opacity="100%" style:font-name="Consolas" fo:font-size="10.5pt" fo:font-weight="normal"/>
    </style:style>
    <style:style style:name="T8" style:family="text">
      <style:text-properties fo:color="#9cdcfe" loext:opacity="100%" style:font-name="Consolas" fo:background-color="#1f1f1f" loext:char-shading-value="0"/>
    </style:style>
    <style:style style:name="T9" style:family="text">
      <style:text-properties fo:color="#9cdcfe" loext:opacity="100%" fo:background-color="#000000" loext:char-shading-value="0"/>
    </style:style>
    <style:style style:name="T10" style:family="text">
      <style:text-properties fo:color="#9cdcfe" loext:opacity="100%" fo:background-color="#1f1f1f" loext:char-shading-value="0"/>
    </style:style>
    <style:style style:name="T11" style:family="text">
      <style:text-properties fo:color="#b5cea8" loext:opacity="100%"/>
    </style:style>
    <style:style style:name="T12" style:family="text">
      <style:text-properties fo:color="#b5cea8" loext:opacity="100%" fo:background-color="#1f1f1f" loext:char-shading-value="0"/>
    </style:style>
    <style:style style:name="T13" style:family="text">
      <style:text-properties style:font-name="Consolas" officeooo:rsid="05c5cc3c"/>
    </style:style>
    <style:style style:name="T14" style:family="text">
      <style:text-properties style:font-name="Consolas" officeooo:rsid="05ccee9b"/>
    </style:style>
    <style:style style:name="T15" style:family="text">
      <style:text-properties fo:background-color="#18ffff" loext:char-shading-value="0"/>
    </style:style>
    <style:style style:name="T16" style:family="text">
      <style:text-properties fo:color="#3f51b5" loext:opacity="100%" fo:font-weight="normal" fo:background-color="transparent" loext:char-shading-value="0" style:font-weight-asian="normal" style:font-weight-complex="normal"/>
    </style:style>
    <style:style style:name="T17" style:family="text">
      <style:text-properties fo:color="#3f51b5" loext:opacity="100%" fo:font-weight="normal" style:font-weight-asian="normal" style:font-weight-complex="normal"/>
    </style:style>
    <style:style style:name="T18" style:family="text">
      <style:text-properties fo:color="#3f51b5" loext:opacity="100%" fo:font-weight="normal" officeooo:rsid="05ee6254" style:font-weight-asian="normal" style:font-weight-complex="normal"/>
    </style:style>
    <style:style style:name="T19" style:family="text">
      <style:text-properties fo:color="#3f51b5" loext:opacity="100%" fo:font-weight="normal" officeooo:rsid="05f202ec" style:font-weight-asian="normal" style:font-weight-complex="normal"/>
    </style:style>
    <style:style style:name="T20" style:family="text">
      <style:text-properties fo:color="#3f51b5" loext:opacity="100%" fo:background-color="transparent" loext:char-shading-value="0"/>
    </style:style>
    <style:style style:name="T21" style:family="text">
      <style:text-properties fo:color="#3f51b5" loext:opacity="100%" officeooo:rsid="05c64866" fo:background-color="transparent" loext:char-shading-value="0"/>
    </style:style>
    <style:style style:name="T22" style:family="text">
      <style:text-properties fo:color="#3f51b5" loext:opacity="100%" officeooo:rsid="05c6990f" fo:background-color="transparent" loext:char-shading-value="0"/>
    </style:style>
    <style:style style:name="T23" style:family="text">
      <style:text-properties fo:color="#3f51b5" loext:opacity="100%" officeooo:rsid="05c87958" fo:background-color="transparent" loext:char-shading-value="0"/>
    </style:style>
    <style:style style:name="T24" style:family="text">
      <style:text-properties fo:color="#3f51b5" loext:opacity="100%" officeooo:rsid="05d0d881" fo:background-color="transparent" loext:char-shading-value="0"/>
    </style:style>
    <style:style style:name="T25" style:family="text">
      <style:text-properties fo:color="#3f51b5" loext:opacity="100%" officeooo:rsid="05d4ea99" fo:background-color="transparent" loext:char-shading-value="0"/>
    </style:style>
    <style:style style:name="T26" style:family="text">
      <style:text-properties fo:color="#3f51b5" loext:opacity="100%" officeooo:rsid="05d0d881" fo:background-color="#f48fb1" loext:char-shading-value="0"/>
    </style:style>
    <style:style style:name="T27" style:family="text">
      <style:text-properties fo:color="#3f51b5" loext:opacity="100%" officeooo:rsid="05d4ea99" fo:background-color="#f48fb1" loext:char-shading-value="0"/>
    </style:style>
    <style:style style:name="T28" style:family="text">
      <style:text-properties fo:color="#d4d4d4" loext:opacity="100%"/>
    </style:style>
    <style:style style:name="T29" style:family="text">
      <style:text-properties fo:color="#d4d4d4" loext:opacity="100%" style:font-name="Consolas" fo:font-size="10.5pt" fo:font-weight="normal"/>
    </style:style>
    <style:style style:name="T30" style:family="text">
      <style:text-properties fo:color="#d4d4d4" loext:opacity="100%" style:font-name="Consolas" fo:font-size="10.5pt" fo:font-weight="normal" officeooo:rsid="05afe671"/>
    </style:style>
    <style:style style:name="T31" style:family="text">
      <style:text-properties fo:color="#d4d4d4" loext:opacity="100%" style:font-name="Consolas" fo:background-color="#1f1f1f" loext:char-shading-value="0"/>
    </style:style>
    <style:style style:name="T32" style:family="text">
      <style:text-properties fo:color="#d4d4d4" loext:opacity="100%" officeooo:rsid="05afe671"/>
    </style:style>
    <style:style style:name="T33" style:family="text">
      <style:text-properties fo:color="#d4d4d4" loext:opacity="100%" fo:background-color="#000000" loext:char-shading-value="0"/>
    </style:style>
    <style:style style:name="T34" style:family="text">
      <style:text-properties fo:color="#d4d4d4" loext:opacity="100%" officeooo:rsid="05d4ea99" fo:background-color="#000000" loext:char-shading-value="0"/>
    </style:style>
    <style:style style:name="T35" style:family="text">
      <style:text-properties fo:color="#d4d4d4" loext:opacity="100%" fo:background-color="#1f1f1f" loext:char-shading-value="0"/>
    </style:style>
    <style:style style:name="T36" style:family="text">
      <style:text-properties fo:font-variant="normal" fo:text-transform="none" fo:color="#202124" loext:opacity="100%" style:font-name="Google Sans" fo:font-size="10.5pt" fo:letter-spacing="normal" style:font-size-asian="10.5pt" style:font-size-complex="10.5pt"/>
    </style:style>
    <style:style style:name="T37" style:family="text">
      <style:text-properties fo:font-variant="normal" fo:text-transform="none" fo:color="#202124" loext:opacity="100%" style:font-name="Google Sans" fo:font-size="10.5pt" fo:letter-spacing="normal" fo:background-color="#fff176" loext:char-shading-value="0" style:font-size-asian="10.5pt" style:font-size-complex="10.5pt"/>
    </style:style>
    <style:style style:name="T38" style:family="text">
      <style:text-properties fo:font-variant="normal" fo:text-transform="none" fo:color="#3f51b5" loext:opacity="100%" style:font-name="Berlin Sans FB" fo:letter-spacing="normal" fo:background-color="#fff176" loext:char-shading-value="0"/>
    </style:style>
    <style:style style:name="T39" style:family="text">
      <style:text-properties fo:font-variant="normal" fo:text-transform="none" fo:color="#3f51b5" loext:opacity="100%" style:font-name="Berlin Sans FB" fo:letter-spacing="normal" officeooo:rsid="0598c3a3" fo:background-color="#fff176" loext:char-shading-value="0"/>
    </style:style>
    <style:style style:name="T40" style:family="text">
      <style:text-properties fo:font-variant="normal" fo:text-transform="none" fo:color="#3f51b5" loext:opacity="100%" style:font-name="Berlin Sans FB" fo:letter-spacing="normal" officeooo:rsid="059faecd" fo:background-color="#fff176" loext:char-shading-value="0"/>
    </style:style>
    <style:style style:name="T41" style:family="text">
      <style:text-properties fo:font-variant="normal" fo:text-transform="none" fo:color="#3f51b5" loext:opacity="100%" style:font-name="Berlin Sans FB" fo:font-size="10.5pt" fo:letter-spacing="normal" style:font-size-asian="10.5pt" style:font-size-complex="10.5pt"/>
    </style:style>
    <style:style style:name="T42" style:family="text">
      <style:text-properties officeooo:rsid="05a4e198"/>
    </style:style>
    <style:style style:name="T43" style:family="text">
      <style:text-properties fo:color="#000000" loext:opacity="100%"/>
    </style:style>
    <style:style style:name="T44" style:family="text">
      <style:text-properties fo:color="#000000" loext:opacity="100%" fo:font-weight="bold" fo:background-color="#e040fb" loext:char-shading-value="0" style:font-weight-asian="bold" style:font-weight-complex="bold"/>
    </style:style>
    <style:style style:name="T45" style:family="text">
      <style:text-properties officeooo:rsid="05a5c148"/>
    </style:style>
    <style:style style:name="T46" style:family="text">
      <style:text-properties officeooo:rsid="05a756d7"/>
    </style:style>
    <style:style style:name="T47" style:family="text">
      <style:text-properties officeooo:rsid="05a8a8d3"/>
    </style:style>
    <style:style style:name="T48" style:family="text">
      <style:text-properties officeooo:rsid="05a8bda2"/>
    </style:style>
    <style:style style:name="T49" style:family="text">
      <style:text-properties officeooo:rsid="05a9c716"/>
    </style:style>
    <style:style style:name="T50" style:family="text">
      <style:text-properties officeooo:rsid="05ab065e"/>
    </style:style>
    <style:style style:name="T51" style:family="text">
      <style:text-properties officeooo:rsid="05ac8a64"/>
    </style:style>
    <style:style style:name="T52" style:family="text">
      <style:text-properties fo:background-color="transparent" loext:char-shading-value="0"/>
    </style:style>
    <style:style style:name="T53" style:family="text">
      <style:text-properties officeooo:rsid="05bac3f3"/>
    </style:style>
    <style:style style:name="T54" style:family="text">
      <style:text-properties officeooo:rsid="05c06b45"/>
    </style:style>
    <style:style style:name="T55" style:family="text">
      <style:text-properties officeooo:rsid="05c282a4"/>
    </style:style>
    <style:style style:name="T56" style:family="text">
      <style:text-properties style:text-line-through-style="solid" style:text-line-through-type="single"/>
    </style:style>
    <style:style style:name="T57" style:family="text">
      <style:text-properties style:text-line-through-style="none" style:text-line-through-type="none"/>
    </style:style>
    <style:style style:name="T58" style:family="text">
      <style:text-properties officeooo:rsid="05c5cc3c" style:font-size-asian="10.5pt" style:font-weight-asian="normal" style:font-size-complex="10.5pt" style:font-weight-complex="normal"/>
    </style:style>
    <style:style style:name="T59" style:family="text">
      <style:text-properties officeooo:rsid="05cb830b" style:font-size-asian="10.5pt" style:font-weight-asian="normal" style:font-size-complex="10.5pt" style:font-weight-complex="normal"/>
    </style:style>
    <style:style style:name="T60" style:family="text">
      <style:text-properties officeooo:rsid="05e058ed"/>
    </style:style>
    <style:style style:name="T61" style:family="text">
      <style:text-properties fo:color="#ff4081" loext:opacity="100%"/>
    </style:style>
    <style:style style:name="T62" style:family="text">
      <style:text-properties fo:color="#ff4081" loext:opacity="100%" officeooo:rsid="05e058ed"/>
    </style:style>
    <style:style style:name="T63" style:family="text">
      <style:text-properties fo:color="#ff4081" loext:opacity="100%" officeooo:rsid="05e363a6"/>
    </style:style>
    <style:style style:name="T64" style:family="text">
      <style:text-properties fo:color="#ff4081" loext:opacity="100%" officeooo:rsid="05e476c3"/>
    </style:style>
    <style:style style:name="T65" style:family="text">
      <style:text-properties fo:color="#ff4081" loext:opacity="100%" officeooo:rsid="05e5c96d"/>
    </style:style>
    <style:style style:name="T66" style:family="text">
      <style:text-properties officeooo:rsid="05e10f06"/>
    </style:style>
    <style:style style:name="T67" style:family="text">
      <style:text-properties officeooo:rsid="05e363a6"/>
    </style:style>
    <style:style style:name="T68" style:family="text">
      <style:text-properties officeooo:rsid="05e4bf30"/>
    </style:style>
    <style:style style:name="T69" style:family="text">
      <style:text-properties officeooo:rsid="05e4dcc5"/>
    </style:style>
    <style:style style:name="T70" style:family="text">
      <style:text-properties officeooo:rsid="05e5c96d"/>
    </style:style>
    <style:style style:name="T71" style:family="text">
      <style:text-properties fo:font-weight="normal" officeooo:rsid="05f11ce2" style:font-weight-asian="normal" style:font-weight-complex="normal"/>
    </style:style>
    <style:style style:name="T72" style:family="text">
      <style:text-properties fo:font-weight="normal" officeooo:rsid="05ef222e" style:font-weight-asian="normal" style:font-weight-complex="normal"/>
    </style:style>
    <style:style style:name="T73" style:family="text">
      <style:text-properties officeooo:rsid="05f3d3e0"/>
    </style:style>
    <style:style style:name="T74" style:family="text">
      <style:text-properties officeooo:rsid="05f77a2d"/>
    </style:style>
    <style:style style:name="T75" style:family="text">
      <style:text-properties officeooo:rsid="05fcd1a5"/>
    </style:style>
    <style:style style:name="T76" style:family="text">
      <style:text-properties officeooo:rsid="05feaca1"/>
    </style:style>
    <style:style style:name="T77" style:family="text">
      <style:text-properties fo:font-size="8pt" style:font-size-asian="8pt" style:font-size-complex="8pt"/>
    </style:style>
    <style:style style:name="T78" style:family="text">
      <style:text-properties fo:font-size="8pt" style:font-size-asian="8pt" style:font-size-complex="8pt"/>
    </style:style>
    <style:style style:name="T79" style:family="text">
      <style:text-properties officeooo:rsid="0605473e"/>
    </style:style>
    <style:style style:name="T80" style:family="text">
      <style:text-properties fo:background-color="#000000" loext:char-shading-value="0"/>
    </style:style>
    <style:style style:name="T81" style:family="text">
      <style:text-properties fo:background-color="#ffff00" loext:char-shading-value="0"/>
    </style:style>
    <style:style style:name="T82" style:family="text">
      <style:text-properties officeooo:rsid="060ae3d8" fo:background-color="#ffff00" loext:char-shading-value="0"/>
    </style:style>
    <style:style style:name="T83" style:family="text">
      <style:text-properties fo:background-color="#ffff00" loext:char-shading-value="0"/>
    </style:style>
    <style:style style:name="T84" style:family="text">
      <style:text-properties officeooo:rsid="060de638" fo:background-color="#ffff00" loext:char-shading-value="0"/>
    </style:style>
    <style:style style:name="T85" style:family="text"/>
    <style:style style:name="T86" style:family="text">
      <style:text-properties officeooo:rsid="060de638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4" style:family="graphic" style:parent-style-name="Frame">
      <style:graphic-properties fo:margin-left="0.212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5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kaltura_player_1_ns3gsva4" text:anchor-type="page" text:anchor-page-number="1" svg:x="0cm" svg:y="0cm" svg:width="21.001cm" draw:z-index="0">
        <draw:text-box fo:min-height="1.106cm">
          <draw:frame draw:style-name="fr3" draw:name="Quadro2" text:anchor-type="frame" svg:x="0cm" svg:y="0cm" svg:width="0.041cm" draw:z-index="5">
            <draw:text-box fo:min-height="0.041cm">
              <text:p text:style-name="Text_20_body"/>
            </draw:text-box>
          </draw:frame>
          <draw:frame draw:style-name="fr4" draw:name="Quadro6" text:anchor-type="frame" svg:x="0.212cm" svg:y="0cm" svg:width="0.741cm" draw:z-index="4">
            <draw:text-box fo:min-height="0.741cm">
              <text:p text:style-name="Text_20_body"/>
            </draw:text-box>
          </draw:frame>
          <draw:frame draw:style-name="fr4" draw:name="Quadro7" text:anchor-type="frame" svg:x="0.212cm" svg:y="0cm" svg:width="0.741cm" draw:z-index="3">
            <draw:text-box fo:min-height="0.741cm">
              <text:p text:style-name="Text_20_body"/>
            </draw:text-box>
          </draw:frame>
          <draw:frame draw:style-name="fr4" draw:name="Quadro8" text:anchor-type="frame" svg:x="0.212cm" svg:y="0cm" svg:width="0.741cm" draw:z-index="1">
            <draw:text-box fo:min-height="0.741cm">
              <text:p text:style-name="Text_20_body"/>
            </draw:text-box>
          </draw:frame>
          <text:section text:style-name="Sect1" text:name="player-gui">
            <text:p text:style-name="P28"><draw:frame draw:style-name="fr1" draw:name="Quadro3" text:anchor-type="char" svg:width="20.611cm" draw:z-index="6"><draw:text-box fo:min-height="0.106cm"><draw:frame draw:style-name="fr3" draw:name="Quadro4" text:anchor-type="frame" svg:x="0cm" svg:y="0cm" svg:width="4.313cm" draw:z-index="9"><draw:text-box fo:min-height="0.106cm"><text:p text:style-name="Text_20_body"/></draw:text-box></draw:frame><draw:frame draw:style-name="fr3" draw:name="Quadro5" text:anchor-type="frame" svg:x="0cm" svg:y="0cm" svg:width="0.979cm" draw:z-index="7"><draw:text-box fo:min-height="0.106cm"><text:p text:style-name="Text_20_body"/></draw:text-box></draw:frame><text:p text:style-name="Text_20_body"/></draw:text-box></draw:frame><draw:frame draw:style-name="fr2" draw:name="kaltura_player_1_ns3gsva4-video" text:anchor-type="char" svg:x="0cm" svg:width="21.001cm" draw:z-index="2"><draw:text-box fo:min-height="0.769cm"><text:section text:style-name="Sect1" text:name="_kbvf7"><text:p text:style-name="P27"/></text:section></draw:text-box></draw:frame>00:20 / 07:12</text:p>
          </text:section>
          <text:p text:style-name="P1"><draw:frame draw:style-name="fr1" draw:name="Quadro9" text:anchor-type="char" svg:width="0.041cm" draw:z-index="8"><draw:text-box fo:min-height="0.041cm"><text:p text:style-name="Text_20_body"/></draw:text-box></draw:frame></text:p>
        </draw:text-box>
      </draw:frame>
      <text:p text:style-name="P38">Dentre alguns elementos do html com significado que eu desconheço, trabalharemos no código</text:p>
      <text:p text:style-name="P38">do nosso exercício com as tags nav e a section</text:p>
      <text:p text:style-name="P29"/>
      <text:p text:style-name="P34">O Elemento HTML de Navegação ( &lt;nav&gt; ) representa uma seção de uma página que aponta</text:p>
      <text:p text:style-name="P30"><text:span text:style-name="T41">para outras páginas ou para outras áreas da página, ou seja, uma seção com links de navegação</text:span><text:span text:style-name="T36"> </text:span></text:p>
      <text:p text:style-name="P37"/>
      <text:p text:style-name="P35">Qual a diferença de Section e DIV? </text:p>
      <text:p text:style-name="P31"><text:span text:style-name="T37">» </text:span><text:span text:style-name="T38">A diferença do &lt;section&gt; para um &lt;div&gt; é que o primeiro serve para dividir o conteúdo em diferentes</text:span></text:p>
      <text:p text:style-name="P32"><text:span text:style-name="T39">s</text:span><text:span text:style-name="T38">eções, que podem conter elementos como &lt;header&gt; ou &lt;article&gt;</text:span></text:p>
      <text:p text:style-name="P36"/>
      <text:p text:style-name="P32"><text:span text:style-name="T38">» </text:span><text:span text:style-name="T40">E</text:span><text:span text:style-name="T38">nquanto o segundo divide qualquer conteúdo, sem uma finalidade específica</text:span><text:span text:style-name="T36"> </text:span><text:s/></text:p>
      <text:p text:style-name="P32"/>
      <text:p text:style-name="P32"/>
      <text:p text:style-name="P32">»<text:span text:style-name="T42">Container?</text:span></text:p>
      <text:p text:style-name="P2">O container centraliza o conteúdo deixando espaços nas laterais.</text:p>
      <text:p text:style-name="P3">===============</text:p>
      <text:p text:style-name="P3"><text:span text:style-name="T44">AULA SOBRE FLEXBOX, youtube</text:span> » <text:a xlink:type="simple" xlink:href="https://www.youtube.com/watch?v=h4FpFvHdm-U" text:style-name="Internet_20_link" text:visited-style-name="Visited_20_Internet_20_Link">https://www.youtube.com/watch?v=h4FpFvHdm-U</text:a></text:p>
      <text:p text:style-name="P3">»<text:span text:style-name="T45">Uma div sempre se comporta como um elemento em bloco (sempre vai pra baixo, independente se</text:span></text:p>
      <text:p text:style-name="P4">tem espaço ou não.</text:p>
      <text:p text:style-name="P4">»A partir do momento em que eu ponho display-flex, isso muda o comportamento e as divs ficam</text:p>
      <text:p text:style-name="P4">uma ao lado da outra »4min</text:p>
      <text:p text:style-name="P4"/>
      <text:p text:style-name="P6">»<text:span text:style-name="T46">flex-direction: column/</text:span><text:span text:style-name="T47">row</text:span><text:span text:style-name="T46">- 5min</text:span></text:p>
      <text:p text:style-name="P6">» <text:span text:style-name="T47">flex-wrap: wrap – </text:span><text:span text:style-name="T48">7min</text:span></text:p>
      <text:p text:style-name="P7">»»<text:span text:style-name="T49">Alinhamento Flexbox – 8min</text:span></text:p>
      <text:p text:style-name="P4">*<text:span text:style-name="T50">Vamos supor que eu quero alinhar tudo no centro (horizontalmente e verticalmente), colocaremos:</text:span></text:p>
      <text:p text:style-name="P5">Justify-content: center</text:p>
      <text:p text:style-name="P5">allign-items: center</text:p>
      <text:p text:style-name="P10">»<text:span text:style-name="T51">Porém, as vezes você salva e nada muda. Isso acontece porque não definimos um height</text:span></text:p>
      <text:p text:style-name="P11">no nosso container</text:p>
      <text:p text:style-name="P8">você pode definir um height de 100%, que o seu conteúdo ficará exatamente no centro</text:p>
      <text:p text:style-name="P33"><text:span text:style-name="T6">height</text:span><text:span text:style-name="T28">: </text:span><text:span text:style-name="T11">100%</text:span><text:span text:style-name="T28">;</text:span></text:p>
      <text:p text:style-name="P12"/>
      <text:p text:style-name="P12">-----------</text:p>
      <text:p text:style-name="P9">9min</text:p>
      <text:p text:style-name="P33"><text:span text:style-name="T6">justify-content</text:span><text:span text:style-name="T28">: </text:span><text:span text:style-name="T1">flex-start</text:span><text:span text:style-name="T28">; <text:s/>»</text:span><text:span text:style-name="T32">fica alinhado à esquerda (começo)</text:span></text:p>
      <text:p text:style-name="P50"><text:span text:style-name="T7">justify-content</text:span><text:span text:style-name="T29">: </text:span><text:span text:style-name="T2">flex-end</text:span><text:span text:style-name="T29">; » </text:span><text:span text:style-name="T30">fica alinhado à direita (end = final)</text:span></text:p>
      <text:p text:style-name="P51"><text:span text:style-name="T30">E </text:span><text:span text:style-name="T29">o allign items também tem propriedades semelhantes (a diferença que o </text:span></text:p>
      <text:p text:style-name="P52">start vai lá pra cima, no começo e o end vai lá pra baixo</text:p>
      <text:p text:style-name="P79">10min</text:p>
      <text:p text:style-name="P45"><text:span text:style-name="T6">justify-content</text:span><text:span text:style-name="T28">: </text:span><text:span text:style-name="T1">space-around</text:span><text:span text:style-name="T28">;</text:span></text:p>
      <text:p text:style-name="P54">Cria uma margem de espaço igual entre os items</text:p>
      <text:p text:style-name="P13">=====================</text:p>
      <text:p text:style-name="P13"/>
      <text:p text:style-name="P84"/>
      <text:p text:style-name="P82"><text:span text:style-name="T52">Aula sobre Display Flex » </text:span><text:a xlink:type="simple" xlink:href="https://www.youtube.com/watch?v=fVNyfDUuock" text:style-name="Internet_20_link" text:visited-style-name="Visited_20_Internet_20_Link"><text:span text:style-name="T16">https://www.youtube.com/watch?v=fVNyfDUuock</text:span></text:a></text:p>
      <text:p text:style-name="P14">»<text:span text:style-name="T53">4min » processo normal do css:</text:span></text:p>
      <text:p text:style-name="P15">-escreve de cima pra baixo</text:p>
      <text:p text:style-name="P15">-elementos em bloco<text:span text:style-name="T15"> não ficam um do lado do outro (pois são elementos do tipo block)</text:span></text:p>
      <text:p text:style-name="P16"/>
      <text:p text:style-name="P24">»<text:span text:style-name="T54">O display flex que teremos que aplicar, não será nos filhos.</text:span></text:p>
      <text:p text:style-name="P23">Disp Flex deverá ser aplicado nos elementos pais » Para que seja aplicada a propriedade sobre os filhos</text:p>
      <text:p text:style-name="P17">»<text:span text:style-name="T55">exemplo aos 5min</text:span></text:p>
      <text:p text:style-name="P18">(quadrados laranja -<text:span text:style-name="T56">filhos</text:span><text:span text:style-name="T57">-</text:span> dentro do container vermelho – elemento pai)</text:p>
      <text:p text:style-name="P19"><text:span text:style-name="T58">perceba que </text:span><text:span text:style-name="T59">ao</text:span><text:span text:style-name="T58"> colocarmos </text:span><text:span text:style-name="T8">display</text:span><text:span text:style-name="T31">: </text:span><text:span text:style-name="T3">flex</text:span><text:span text:style-name="T31">; </text:span><text:span text:style-name="T14">no elemento pai, os</text:span><text:span text:style-name="T13"> elementos filhos passaram a ficar</text:span></text:p>
      <text:p text:style-name="P20">lado a lado (deixaram de ser block)</text:p>
      <text:p text:style-name="P20">------------------</text:p>
      <text:p text:style-name="P21">Justify Content: Center » alinhamento no centro (na vertical)</text:p>
      <text:p text:style-name="P21">Allign-Items: Center » alinhamento no centro na horizontal</text:p>
      <text:p text:style-name="P20">-------</text:p>
      <text:p text:style-name="P22">9min:</text:p>
      <text:p text:style-name="P46"><text:span text:style-name="T6">justify-content</text:span><text:span text:style-name="T28">: </text:span><text:span text:style-name="T1">space-between</text:span><text:span text:style-name="T28">; </text:span><text:span text:style-name="T21">»afasta os elementos de forma igual (cola um na</text:span></text:p>
      <text:p text:style-name="P46"><text:span text:style-name="T21">esquerda, direita e o outro no centro) » </text:span><text:span text:style-name="T22">e o espaço entre eles é igual</text:span></text:p>
      <text:p text:style-name="P46"><text:span text:style-name="T22">»</text:span><text:span text:style-name="T23">se tiver apenas dois items, vai ficar um elemento na esq e um na direita</text:span></text:p>
      <text:p text:style-name="P61">(exatamente como está no nosso código que será construído abaixo)</text:p>
      <text:p text:style-name="P61"/>
      <text:p text:style-name="P49"><text:span text:style-name="T6">justify-content</text:span><text:span text:style-name="T28">: </text:span><text:span text:style-name="T1">space-around</text:span><text:span text:style-name="T28">;</text:span></text:p>
      <text:p text:style-name="P62">Parecido com o item acima, com a diferença de que vai haver espaçamento </text:p>
      <text:p text:style-name="P47"><text:span text:style-name="T20">nas laterais </text:span><text:span text:style-name="T24">também</text:span></text:p>
      <text:p text:style-name="P63"/>
      <text:p text:style-name="P48"><text:span text:style-name="T26">i</text:span><text:span text:style-name="T27">mportante » 11min » diferenças</text:span><text:span text:style-name="T25"> </text:span><text:span text:style-name="T9">justify-content</text:span><text:span text:style-name="T33">: </text:span><text:span text:style-name="T4">space-around</text:span><text:span text:style-name="T33">; </text:span><text:span text:style-name="T34">x </text:span><text:span text:style-name="T5">space-evenly</text:span></text:p>
      <text:p text:style-name="P53"><text:s/></text:p>
      <text:p text:style-name="P73">around » deixa um espaço duplo entre os items</text:p>
      <text:p text:style-name="P73">item da direita tem seu próprio espaço, e o item da direita também</text:p>
      <text:p text:style-name="P73">portanto, fica um espaço duplo entre os itens</text:p>
      <text:p text:style-name="P73"/>
      <text:p text:style-name="P73">evenly » deixa um espaço único e igual (ver 11min)</text:p>
      <text:p text:style-name="P74">======================================</text:p>
      <text:p text:style-name="P74"/>
      <text:p text:style-name="P39">Já que existe a regra do elemento pai, que vai refletir o display nos seus filhos..</text:p>
      <text:p text:style-name="P39">Se eu aplicar o display-flex + justify-Content: Center + Allign-Items: Center</text:p>
      <text:p text:style-name="P39">no Body (que é o maior elemento pai do código) o site todo vai todo para o centro?</text:p>
      <text:p text:style-name="P39"/>
      <text:p text:style-name="P55">Não funciona pois o body não tem o tamanho todo da página »ver 16min</text:p>
      <text:p text:style-name="P55">Se eu pintar o body da minha página (background-color), a página será toda pintada,</text:p>
      <text:p text:style-name="P55">mas o body abrange somente aquela área onde o nosso elemento está alojado.</text:p>
      <text:p text:style-name="P57">*<text:span text:style-name="T67">e como podemos ver em inspecionar, essa área pega 100% na </text:span><text:span text:style-name="T68">horizontal</text:span><text:span text:style-name="T67"> apenas,</text:span></text:p>
      <text:p text:style-name="P60">pois não abrange a <text:span text:style-name="T68">vertical(altura)</text:span>,</text:p>
      <text:p text:style-name="P56">(ver 16min)</text:p>
      <text:p text:style-name="P56">» <text:span text:style-name="T66">A configuração padrão é de que o body tem um heigth de 100% </text:span><text:span text:style-name="T69">(horizontal)</text:span></text:p>
      <text:p text:style-name="P58"><text:span text:style-name="T66">por isso, se </text:span><text:span text:style-name="T60">Informamos ao css que o Body tem um heigth de 100%</text:span><text:span text:style-name="T62"> </text:span><text:span text:style-name="T10">height</text:span><text:span text:style-name="T35">: </text:span><text:span text:style-name="T12">100%</text:span><text:span text:style-name="T35">;,</text:span></text:p>
      <text:p text:style-name="P59">isto também não dará resultado</text:p>
      <text:p text:style-name="P59"><text:soft-page-break/></text:p>
      <text:p text:style-name="P59"/>
      <text:p text:style-name="P64"><text:span text:style-name="T63">Solução »</text:span><text:span text:style-name="T67"> </text:span><text:span text:style-name="T10">height</text:span><text:span text:style-name="T35">: </text:span><text:span text:style-name="T12">100vh</text:span><text:span text:style-name="T35">; » </text:span><text:span text:style-name="T63">vh significa viewport h</text:span><text:span text:style-name="T64">eigth </text:span><text:span text:style-name="T65">(heigth = altura = vertical)</text:span></text:p>
      <text:p text:style-name="P65"><text:span text:style-name="T65">a</text:span><text:span text:style-name="T61">gora sim, conseguimos fazer com que toodo o conteúdo do site fique centralizado</text:span></text:p>
      <text:p text:style-name="P86"/>
      <text:p text:style-name="P86"/>
      <text:p text:style-name="P44"><text:span text:style-name="T70">v</text:span>h – viewport heigth - vertical</text:p>
      <text:p text:style-name="P44">vw – viewport width - horizontal</text:p>
      <text:p text:style-name="P66"><text:span text:style-name="T65">=</text:span><text:span text:style-name="T61">==========================</text:span></text:p>
      <text:p text:style-name="P87"/>
      <text:p text:style-name="P75">Scroll – 18min</text:p>
      <text:p text:style-name="P75"/>
      <text:p text:style-name="P76">margin 0 faz desaparecer o scroll<text:line-break/></text:p>
      <text:p text:style-name="P80"/>
      <text:h text:style-name="P83" text:outline-level="1"><text:span text:style-name="T43">Pare de chutar e aprenda a display: inline » </text:span><text:a xlink:type="simple" xlink:href="https://www.youtube.com/watch?v=5PS6ku8NzIE" text:style-name="Internet_20_link" text:visited-style-name="Visited_20_Internet_20_Link"><text:span text:style-name="T17">https://www.youtube.com/watch?v=5PS6ku8NzIE</text:span></text:a></text:h>
      <text:p text:style-name="P25"><text:span text:style-name="T17">»</text:span><text:span text:style-name="T18">A propriedade display inline não permite que a gente coloque altura e largura </text:span><text:span text:style-name="T19">nos elementos </text:span><text:span text:style-name="T18">»</text:span></text:p>
      <text:p text:style-name="P26"><text:span text:style-name="T71">ver </text:span><text:span text:style-name="T72">3min »</text:span><text:span text:style-name="T71"> os 3 elementos quadrados que estavam em block, com altura e largura definidos, sumiram</text:span></text:p>
      <text:p text:style-name="P85">ao adicionar display inline, ficando só o que estava escrito no li</text:p>
      <text:p text:style-name="P77"/>
      <text:p text:style-name="P78">Além dos espaços que apareceram entre um item e outro...</text:p>
      <text:p text:style-name="P40">*<text:span text:style-name="T73">Espaço entre os elementos no display inline</text:span></text:p>
      <text:p text:style-name="P41">Uma vez que você coloca display inline em um elemento, ele irá passar a se</text:p>
      <text:p text:style-name="P41">comportar como uma palavra » <text:span text:style-name="T74">ver </text:span>4min</text:p>
      <text:p text:style-name="P42">Pois, quando apertamos o enter para organizar o código, aparecerá</text:p>
      <text:p text:style-name="P42">um espaço entre as palavras (e também nos itens onde usamos display inline)</text:p>
      <text:p text:style-name="P42"/>
      <text:p text:style-name="P43">O Enter não é representado como uma quebra de linha</text:p>
      <text:p text:style-name="P43">E sim, como um espaço.</text:p>
      <text:p text:style-name="P43"/>
      <text:p text:style-name="P67">Resumindo a aula:</text:p>
      <text:p text:style-name="P67">Neste caso, vamos usar text allign center no elemento pai (para assim modificar</text:p>
      <text:p text:style-name="P67">os elementos filhos) 7/8min</text:p>
      <text:p text:style-name="P68">Os li irão ficar centraliados</text:p>
      <text:p text:style-name="P68"/>
      <text:p text:style-name="P69">Porém, não conseguimos colocar os quadrados coloridos centralizados, apenas </text:p>
      <text:p text:style-name="P69">as palavras (li) ficaram centralizadas</text:p>
      <text:p text:style-name="P69"/>
      <text:p text:style-name="P69">»<text:span text:style-name="T75">Recomendação: Veja display </text:span><text:span text:style-name="T76">block e</text:span><text:span text:style-name="T75"> inline block</text:span></text:p>
      <text:p text:style-name="P81"><text:span text:style-name="T82">Aula </text:span><text:span text:style-name="T81">Display Block »</text:span> <text:a xlink:type="simple" xlink:href="https://www.youtube.com/watch?v=HWfhwokS_qg&amp;list=PLirko8T4cEmx5eBb1-9j6T6Gl4aBtZ_5x&amp;index=3" text:style-name="Internet_20_link" text:visited-style-name="Visited_20_Internet_20_Link"><text:span text:style-name="T77">https://www.youtube.com/watch?v=HWfhwokS_qg&amp;list=PLirko8T4cEmx5eBb1-9j6T6Gl4aBtZ_5x&amp;index=3</text:span></text:a></text:p>
      <text:p text:style-name="P88"/>
      <text:p text:style-name="P70">Elemento display block</text:p>
      <text:p text:style-name="P70">1 – Ocupa a linha toda » <text:span text:style-name="T79">Não sendo possível ter outro elemento do lado</text:span></text:p>
      <text:p text:style-name="P71">2 – Conseguimos definir altura e largura » diferenteemente do display inline</text:p>
      <text:p text:style-name="P72">3 – Com o disp block, conseguimos jogar um único elemento pra direita, pra esquerda</text:p>
      <text:p text:style-name="P72">e até para o centro utilizando » <text:span text:style-name="T80">Magin: auto</text:span></text:p>
      <text:p text:style-name="P72"><text:span text:style-name="T80"/></text:p>
      <text:p text:style-name="P72"><text:span text:style-name="T80"/></text:p>
      <text:p text:style-name="P72"><text:span text:style-name="T80"/></text:p>
      <text:p text:style-name="P90"><text:span text:style-name="T83">Aula Display Inline-</text:span><text:span text:style-name="T84">block</text:span><text:span text:style-name="T83"> »</text:span><text:span text:style-name="T85"> </text:span><text:a xlink:type="simple" xlink:href="https://www.youtube.com/watch?v=Yj9-N9BEVeM&amp;list=PLirko8T4cEmx5eBb1-9j6T6Gl4aBtZ_5x&amp;index=3" text:style-name="Internet_20_link" text:visited-style-name="Visited_20_Internet_20_Link"><text:span text:style-name="T78">https://www.youtube.com/watch?v=Yj9-N9BEVeM&amp;list=PLirko8T4cEmx5eBb1-9j6T6Gl4aBtZ_5x&amp;index=3</text:span></text:a></text:p>
      <text:p text:style-name="P90"><text:span text:style-name="T78"/></text:p>
      <text:p text:style-name="P90"><text:span text:style-name="T78"/></text:p>
      <text:p text:style-name="P93"><text:span text:style-name="T85">»</text:span><text:span text:style-name="T86">Valores que podem ser trabalhados com display inline block</text:span></text:p>
      <text:p text:style-name="P93"><text:span text:style-name="T86">-Text Allign: Justify</text:span></text:p>
      <text:p text:style-name="P91"><text:span text:style-name="T86">J</text:span><text:span text:style-name="T85">ustifica todas as linhas » Com exceção da última, que fica desorganizada</text:span></text:p>
      <text:p text:style-name="P92"><text:span text:style-name="T85">Portanto, criaremos uma segunda linha para “burlar” essa regra do justify</text:span></text:p>
      <text:p text:style-name="P92"><text:span text:style-name="T85"/></text:p>
      <text:p text:style-name="P94">»Porém, a forma como vamos criar é através do css » ver 11m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Google Sans" svg:font-family="'Google Sans', arial, sans-serif"/>
    <style:font-face style:name="Source Sans Pro" svg:font-family="'Source Sans Pro', sans-serif"/>
    <style:font-face style:name="YouTube Sans" svg:font-family="'YouTube Sans', Roboto, sans-serif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Berlin Sans FB" svg:font-family="'Berlin Sans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89cm" fo:margin-right="0.81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1T15:41:37.101000000</meta:creation-date>
    <dc:date>2023-08-04T16:22:10.433000000</dc:date>
    <meta:editing-duration>P10DT4H44M55S</meta:editing-duration>
    <meta:editing-cycles>1238</meta:editing-cycles>
    <meta:generator>LibreOffice/7.0.4.2$Windows_X86_64 LibreOffice_project/dcf040e67528d9187c66b2379df5ea4407429775</meta:generator>
    <meta:document-statistic meta:table-count="0" meta:image-count="0" meta:object-count="0" meta:page-count="6" meta:paragraph-count="116" meta:word-count="995" meta:character-count="6234" meta:non-whitespace-character-count="5335"/>
  </office:meta>
</office:document-meta>
</file>